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gency_cd</text:p>
          </table:table-cell>
          <table:table-cell office:value-type="string" calcext:value-type="string">
            <text:p>site_no</text:p>
          </table:table-cell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mean_discharge_cfs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03" calcext:value-type="date">
            <text:p>2024-01-03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04" calcext:value-type="date">
            <text:p>2024-01-04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06" calcext:value-type="date">
            <text:p>2024-01-06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07" calcext:value-type="date">
            <text:p>2024-01-07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08" calcext:value-type="date">
            <text:p>2024-01-08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09" calcext:value-type="date">
            <text:p>2024-01-09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10" calcext:value-type="date">
            <text:p>2024-01-10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12" calcext:value-type="date">
            <text:p>2024-01-12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13" calcext:value-type="date">
            <text:p>2024-01-13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14" calcext:value-type="date">
            <text:p>2024-01-14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15" calcext:value-type="date">
            <text:p>2024-01-15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18" calcext:value-type="date">
            <text:p>2024-01-18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19" calcext:value-type="date">
            <text:p>2024-01-19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20" calcext:value-type="date">
            <text:p>2024-01-20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21" calcext:value-type="date">
            <text:p>2024-01-21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22" calcext:value-type="date">
            <text:p>2024-01-22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23" calcext:value-type="date">
            <text:p>2024-01-23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25" calcext:value-type="date">
            <text:p>2024-01-25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26" calcext:value-type="date">
            <text:p>2024-01-26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27" calcext:value-type="date">
            <text:p>2024-01-27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28" calcext:value-type="date">
            <text:p>2024-01-28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29" calcext:value-type="date">
            <text:p>2024-01-2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30" calcext:value-type="date">
            <text:p>2024-01-30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1-31" calcext:value-type="date">
            <text:p>2024-01-31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02" calcext:value-type="date">
            <text:p>2024-02-0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03" calcext:value-type="date">
            <text:p>2024-02-03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04" calcext:value-type="date">
            <text:p>2024-02-04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05" calcext:value-type="date">
            <text:p>2024-02-05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06" calcext:value-type="date">
            <text:p>2024-02-06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07" calcext:value-type="date">
            <text:p>2024-02-07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08" calcext:value-type="date">
            <text:p>2024-02-08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09" calcext:value-type="date">
            <text:p>2024-02-09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11" calcext:value-type="date">
            <text:p>2024-02-11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12" calcext:value-type="date">
            <text:p>2024-02-12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13" calcext:value-type="date">
            <text:p>2024-02-13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14" calcext:value-type="date">
            <text:p>2024-02-14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15" calcext:value-type="date">
            <text:p>2024-02-15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16" calcext:value-type="date">
            <text:p>2024-02-1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18" calcext:value-type="date">
            <text:p>2024-02-18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19" calcext:value-type="date">
            <text:p>2024-02-19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20" calcext:value-type="date">
            <text:p>2024-02-20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21" calcext:value-type="date">
            <text:p>2024-02-2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22" calcext:value-type="date">
            <text:p>2024-02-22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23" calcext:value-type="date">
            <text:p>2024-02-23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24" calcext:value-type="date">
            <text:p>2024-02-24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25" calcext:value-type="date">
            <text:p>2024-02-25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26" calcext:value-type="date">
            <text:p>2024-02-26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27" calcext:value-type="date">
            <text:p>2024-02-27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28" calcext:value-type="date">
            <text:p>2024-02-28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01" calcext:value-type="date">
            <text:p>2024-03-01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02" calcext:value-type="date">
            <text:p>2024-03-02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04" calcext:value-type="date">
            <text:p>2024-03-04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06" calcext:value-type="date">
            <text:p>2024-03-06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08" calcext:value-type="date">
            <text:p>2024-03-08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10" calcext:value-type="date">
            <text:p>2024-03-10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11" calcext:value-type="date">
            <text:p>2024-03-11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12" calcext:value-type="date">
            <text:p>2024-03-12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13" calcext:value-type="date">
            <text:p>2024-03-13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19" calcext:value-type="date">
            <text:p>2024-03-19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20" calcext:value-type="date">
            <text:p>2024-03-20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22" calcext:value-type="date">
            <text:p>2024-03-22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23" calcext:value-type="date">
            <text:p>2024-03-23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24" calcext:value-type="date">
            <text:p>2024-03-24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29" calcext:value-type="date">
            <text:p>2024-03-29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30" calcext:value-type="date">
            <text:p>2024-03-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3-31" calcext:value-type="date">
            <text:p>2024-03-31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02" calcext:value-type="date">
            <text:p>2024-04-02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03" calcext:value-type="date">
            <text:p>2024-04-0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04" calcext:value-type="date">
            <text:p>2024-04-04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05" calcext:value-type="date">
            <text:p>2024-04-05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06" calcext:value-type="date">
            <text:p>2024-04-06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07" calcext:value-type="date">
            <text:p>2024-04-07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08" calcext:value-type="date">
            <text:p>2024-04-08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09" calcext:value-type="date">
            <text:p>2024-04-09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10" calcext:value-type="date">
            <text:p>2024-04-10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11" calcext:value-type="date">
            <text:p>2024-04-11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13" calcext:value-type="date">
            <text:p>2024-04-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14" calcext:value-type="date">
            <text:p>2024-04-14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15" calcext:value-type="date">
            <text:p>2024-04-15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USGS</text:p>
          </table:table-cell>
          <table:table-cell office:value-type="float" office:value="4288230" calcext:value-type="float">
            <text:p>4288230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37.6" calcext:value-type="float">
            <text:p>3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0:39:17.389734291</meta:creation-date>
    <dc:date>2024-06-07T10:43:29.000418955</dc:date>
    <meta:editing-duration>PT4M12S</meta:editing-duration>
    <meta:editing-cycles>1</meta:editing-cycles>
    <meta:document-statistic meta:table-count="1" meta:cell-count="440" meta:object-count="0"/>
    <meta:generator>LibreOffice/7.3.7.2$Linux_X86_64 LibreOffice_project/30$Build-2</meta:generator>
  </office:meta>
</office:document-meta>
</file>